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background-color="transparent" fo:padding="0.097cm" fo:border="none" style:writing-mode="page">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P1" style:family="paragraph" style:parent-style-name="Footnote">
      <style:text-properties officeooo:paragraph-rsid="00092349"/>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officeooo:paragraph-rsid="0005cc49"/>
    </style:style>
    <style:style style:name="P4" style:family="paragraph" style:parent-style-name="Table_20_Contents">
      <style:paragraph-properties fo:margin-top="0cm" fo:margin-bottom="0.199cm" style:contextual-spacing="false" fo:line-height="120%" fo:text-align="center" style:justify-single-word="false"/>
      <style:text-properties fo:font-size="11pt" officeooo:paragraph-rsid="0005cc49" fo:background-color="transparent" style:font-size-asian="11pt" style:font-size-complex="11pt"/>
    </style:style>
    <style:style style:name="P5" style:family="paragraph" style:parent-style-name="Table_20_Contents">
      <style:paragraph-properties fo:margin-top="0cm" fo:margin-bottom="0.199cm" style:contextual-spacing="false" fo:line-height="120%" fo:text-align="center" style:justify-single-word="false"/>
      <style:text-properties officeooo:paragraph-rsid="0005cc49" fo:background-color="transparent"/>
    </style:style>
    <style:style style:name="P6" style:family="paragraph" style:parent-style-name="Table_20_Contents">
      <style:paragraph-properties fo:margin-top="0cm" fo:margin-bottom="0.199cm" style:contextual-spacing="false" fo:line-height="120%" fo:text-align="center" style:justify-single-word="false"/>
      <style:text-properties officeooo:rsid="003eb587" officeooo:paragraph-rsid="0005cc49" fo:background-color="transparent"/>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paragraph-properties fo:text-align="justify" style:justify-single-word="false"/>
      <style:text-properties officeooo:paragraph-rsid="0005cc49"/>
    </style:style>
    <style:style style:name="P10" style:family="paragraph" style:parent-style-name="Text_20_body" style:list-style-name="L2">
      <style:paragraph-properties fo:text-align="justify" style:justify-single-word="false"/>
    </style:style>
    <style:style style:name="P11" style:family="paragraph" style:parent-style-name="Text_20_body">
      <style:paragraph-properties fo:text-align="justify" style:justify-single-word="false"/>
      <style:text-properties officeooo:paragraph-rsid="0007de83"/>
    </style:style>
    <style:style style:name="P12" style:family="paragraph" style:parent-style-name="Text_20_body" style:list-style-name="L3">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05cc49"/>
    </style:style>
    <style:style style:name="P15" style:family="paragraph" style:parent-style-name="Text_20_body">
      <style:paragraph-properties fo:text-align="center" style:justify-single-word="false" fo:break-before="page"/>
      <style:text-properties officeooo:paragraph-rsid="0005cc49" fo:background-color="#ffff00"/>
    </style:style>
    <style:style style:name="P16" style:family="paragraph" style:parent-style-name="Text_20_body">
      <style:paragraph-properties fo:text-align="justify" style:justify-single-word="false"/>
      <style:text-properties fo:background-color="#ffff00"/>
    </style:style>
    <style:style style:name="P17" style:family="paragraph" style:parent-style-name="Text_20_body" style:list-style-name="L1">
      <style:paragraph-properties fo:text-align="justify" style:justify-single-word="false"/>
      <style:text-properties fo:background-color="#ffff00"/>
    </style:style>
    <style:style style:name="P18" style:family="paragraph" style:parent-style-name="Text_20_body">
      <style:paragraph-properties fo:text-align="justify" style:justify-single-word="false"/>
      <style:text-properties fo:font-size="10pt" fo:background-color="#ffff00" style:font-size-asian="10pt" style:font-size-complex="10pt"/>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05cc49"/>
    </style:style>
    <style:style style:name="T11" style:family="text">
      <style:text-properties fo:font-weight="normal" officeooo:rsid="001e228d" style:font-weight-asian="normal" style:font-weight-complex="normal"/>
    </style:style>
    <style:style style:name="T12" style:family="text">
      <style:text-properties fo:font-weight="normal" officeooo:rsid="007e6ed4" style:font-weight-asian="normal" style:font-weight-complex="normal"/>
    </style:style>
    <style:style style:name="T13" style:family="text">
      <style:text-properties fo:font-weight="normal" officeooo:rsid="001fa2b5" style:font-weight-asian="normal" style:font-weight-complex="normal"/>
    </style:style>
    <style:style style:name="T14" style:family="text">
      <style:text-properties fo:font-weight="normal" officeooo:rsid="0028d8db" style:font-weight-asian="normal" style:font-weight-complex="normal"/>
    </style:style>
    <style:style style:name="T15" style:family="text">
      <style:text-properties officeooo:rsid="007e6ed4"/>
    </style:style>
    <style:style style:name="T16" style:family="text">
      <style:text-properties officeooo:rsid="001f346b"/>
    </style:style>
    <style:style style:name="T17" style:family="text">
      <style:text-properties officeooo:rsid="00982bbf"/>
    </style:style>
    <style:style style:name="T18" style:family="text">
      <style:text-properties officeooo:rsid="0028d8db"/>
    </style:style>
    <style:style style:name="T19" style:family="text">
      <style:text-properties officeooo:rsid="0007b37d"/>
    </style:style>
    <style:style style:name="T20" style:family="text">
      <style:text-properties officeooo:rsid="001db43f"/>
    </style:style>
    <style:style style:name="T21" style:family="text">
      <style:text-properties officeooo:rsid="000f6c38"/>
    </style:style>
    <style:style style:name="T22" style:family="text">
      <style:text-properties fo:font-size="10pt"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Default Style">
        <table:table-column table:style-name="Table1.A" table:number-columns-repeated="2"/>
        <table:table-row>
          <table:table-cell table:style-name="Table1.A1" office:value-type="string">
            <text:p text:style-name="P2">Hiệp hội Thư viện Nghiên cứu châu Âu (LIBER)</text:p>
          </table:table-cell>
          <table:table-cell table:style-name="Table1.A1" office:value-type="string">
            <text:p text:style-name="P2">Association of European Research Libraries</text:p>
          </table:table-cell>
        </table:table-row>
      </table:table>
      <text:p text:style-name="P7"/>
      <text:p text:style-name="P7"><text:s/></text:p>
      <text:p text:style-name="P7"/>
      <text:p text:style-name="P13">Triển khai các nguyên tắc Dữ liệu FAIR: Vai trò của các thư viện</text:p>
      <text:p text:style-name="P9"/>
      <table:table table:name="Table57" table:style-name="Table57">
        <table:table-column table:style-name="Table57.A"/>
        <table:table-row>
          <table:table-cell table:style-name="Table57.A1" office:value-type="string">
            <text:p text:style-name="P4"><text:span text:style-name="T1">Dịch </text:span><text:span text:style-name="T2">sang tiếng Việt</text:span><text:span text:style-name="T5">: Lê Trung Nghĩa</text:span></text:p>
            <text:p text:style-name="P5"><text:span text:style-name="T3">Dịch </text:span><text:span text:style-name="T4">xong</text:span><text:span text:style-name="T7">: </text:span><text:span text:style-name="T8">15</text:span><text:span text:style-name="T7">/</text:span><text:span text:style-name="T8">0</text:span><text:span text:style-name="T9">4</text:span><text:span text:style-name="T7">/202</text:span><text:span text:style-name="T8">3</text:span></text:p>
            <text:p text:style-name="P6"><text:span text:style-name="T3">Bản gốc tiếng Anh</text:span><text:span text:style-name="T6">: </text:span></text:p>
            <text:p text:style-name="P6"><text:a xlink:type="simple" xlink:href="https://libereurope.eu/wp-content/uploads/2020/09/LIBER-FAIR-Data.pdf" text:style-name="Internet_20_link" text:visited-style-name="Visited_20_Internet_20_Link"><text:span text:style-name="T6">https://libereurope.eu/wp-content/uploads/2020/09/LIBER-FAIR-Data.pdf</text:span></text:a></text:p>
          </table:table-cell>
        </table:table-row>
      </table:table>
      <text:p text:style-name="P3"/>
      <text:p text:style-name="P3"/>
      <text:p text:style-name="P13">Implementing FAIR Data Principles: The Role of Libraries</text:p>
      <text:p text:style-name="P9"/>
      <text:p text:style-name="P9"/>
      <text:p text:style-name="P15">Implementing FAIR Data Principles: The Role of Libraries</text:p>
      <text:p text:style-name="P14">Triển khai các nguyên tắc Dữ liệu FAIR: Vai trò của các thư viện</text:p>
      <text:p text:style-name="P7">1. Các nguyên tắc dữ liệu FAIR là gì?</text:p>
      <text:p text:style-name="P7">Các nguyên tắc dữ liệu FAIR là một tập hợp các nguyên tắc hướng dẫn để làm cho dữ liệu tìm thấy được, truy cập được, tương hợp được và sử dụng lại được <text:span text:style-name="T10">(Wilkinson et al., 2016). Các nguyên tắc này cung cấp hướng dẫn cho quản lý và quản trị dữ liệu </text:span><text:span text:style-name="T11">khoa học và là thích hợp cho tất cả các bên liên quan trong hệ sinh thái kỹ thuật số hiện hành. Chúng trực tiếp nhắm tới các nhà sản xuất dữ liệu và các nhà xuất bản dữ liệu để thúc đẩy việc sử dụng tối đa dữ liệu nghiên cứu</text:span>. Các thư viện nghiên cứu có thể sử dụng các nguyên tắc dữ liệu FAIR như một khung để thúc đẩy và mở rộng các dịch vụ dữ liệu nghiên cứu. </text:p>
      <text:p text:style-name="P7">Dữ liệu FAIR là gì?</text:p>
      <text:p text:style-name="P7">Ảnh </text:p>
      <text:p text:style-name="P16">1 What are the FAIR Data Principles?</text:p>
      <text:p text:style-name="P16">The FAIR Data Principles are a set of guiding principles in order to make data findable, accessible, interoperable and reusable (Wilkinson et al., 2016). These principles provide guidance for scientific data management and stewardship and are relevant to all stakeholders in the current digital ecosystem. They directly address data producers and data publishers to promote maximum use of research data. Research libraries can use the FAIR Data Principles as a framework for fostering and extending research data services.</text:p>
      <text:p text:style-name="P16">What is FAIR DATA?</text:p>
      <text:p text:style-name="P16">Ảnh </text:p>
      <text:p text:style-name="P16">2 Why is FAIR Data important?</text:p>
      <text:p text:style-name="P7">2. Vì sao dữ liệu FAIR là quan trọng?</text:p>
      <text:p text:style-name="P9">Sự tiến bộ của khoa học kỹ thuật số phát triển mạnh nhờ việc chia sẻ và khả năng tiếp cận dữ liệu kỹ thuật số kịp thời. Tương tự, nhu cầu về <text:span text:style-name="T15">phát triển các hạ tầng và dịch vụ xúc tác cho sự thay đổi có hệ thống các thực hành </text:span><text:span text:style-name="T11">khoa học hướng tới Khoa học Mở bây giờ được cả các tổ chức nghiên cứu và cấp vốn nghiên cứu ủng hộ mạnh mẽ. Các nguyên tắc FAIR tăng cường cho các </text:span><text:span text:style-name="T12">phát triển đó. </text:span></text:p>
      <text:p text:style-name="P9"><text:span text:style-name="T12"/></text:p>
      <text:p text:style-name="P16"><text:soft-page-break/>The advancement of digital science thrives on the timely sharing and accessibility of digital data. Accordingly, the need for development of infrastructures and services that enable a systemic change of science practices to Open Science is now strongly advocated by both research and funding organizations. The FAIR principles strengthen these developments.</text:p>
      <text:p text:style-name="P16">Consequently research institutions, funders and publishers have significantly stepped up their demands on research data management and opening up research data for reuse. In the European Commission’s Open Research Data Pilot the FAIR principles are applied in order to encourage funded researchers to ensure that their data is soundly managed and subsequently shared.</text:p>
      <text:p text:style-name="P7">Hệ quả là các <text:span text:style-name="T16">cơ sở nghiên cứu, các </text:span><text:span text:style-name="T17">nhà cấp vốn và các nhà xuất bản đã gia tăng đáng kể các nhu cầu của họ về quản lý dữ liệu nghiên cứu và mở ra dữ liệu nghiên cứu để sử dụng lại</text:span>. Thí điểm Dữ liệu Nghiên cứu Mở các nguyên tắc FAIR của <text:span text:style-name="T13">Ủy ban châu Âu được áp dụng để khuyến khích các </text:span><text:span text:style-name="T14">nhà nghiên cứu được cấp vốn đảm bảo rằng dữ liệu của họ được quản lý tốt và sau đó được chia sẻ. </text:span></text:p>
      <text:p text:style-name="P7"><text:span text:style-name="T14">3. Các thư viện có thể bắt đầu như thế nào?</text:span></text:p>
      <text:p text:style-name="P7"><text:span text:style-name="T14">Các thư viện có truyền thống mạnh mẽ trong việc mô tả các tài nguyên</text:span>, cung cấp truy cập và <text:span text:style-name="T19">xây dựng các bộ sưu tập</text:span>, và cung cấp hỗ trợ cho quản trị dài hạn các tài nguyên kỹ thuật số. X<text:span text:style-name="T19">ây dựng dựa vào kiến thức và sự tinh thông đặc thù của họ, các thư viện sẽ cảm thấy tự tin với việc làm cho dữ liệu nghiên cứu thành FAIR. Các thư viện có thể bắt đầu như thế nào với các nguyên tắc FAIR?</text:span></text:p>
      <text:list xml:id="list1328370483" text:style-name="L2">
        <text:list-item>
          <text:p text:style-name="P10">Thúc đẩy các nguyên tắc FAIR cho nghiên cứu và các nhân viên công nghệ thông tin bản địa; </text:p>
        </text:list-item>
        <text:list-item>
          <text:p text:style-name="P10"/>
        </text:list-item>
      </text:list>
      <text:p text:style-name="P16">3 How can libraries get started?</text:p>
      <text:p text:style-name="P16">Libraries have a strong tradition in describing resources, providing access and building collections, and providing support for the long-term stewardship of digital resources. Building on their specific knowledge and expertise libraries should feel confident with making research data FAIR. How can libraries get started with the FAIR principles?</text:p>
      <text:p text:style-name="P16">••••••</text:p>
      <text:list xml:id="list3650464778" text:style-name="L1">
        <text:list-item>
          <text:p text:style-name="P17">Promote the FAIR principles to local research and IT staff;</text:p>
        </text:list-item>
        <text:list-item>
          <text:p text:style-name="P17"><text:soft-page-break/>Incorporate the FAIR principles in your Data Management Plans and your digital preservation practices and policies;</text:p>
        </text:list-item>
        <text:list-item>
          <text:p text:style-name="P17">Seek opportunities to curate, enrich, capture and preserve research data that will aid in making data findable, accessible, interoperable and reusable. Good starting points are collections of individual researchers, or a data collection of a research group;</text:p>
        </text:list-item>
        <text:list-item>
          <text:p text:style-name="P17">Train subject and data librarians on disciplinary metadata, vocabularies and tools to make data FAIR;</text:p>
        </text:list-item>
        <text:list-item>
          <text:p text:style-name="P8">Kết hợp các nguyên tắc FAIR vào Kế hoạch Quản lý Dữ liệu của bạn và các thực hành cũng như các chính sách bảo tồn dữ liệu kỹ thuật số của bạn; </text:p>
        </text:list-item>
        <text:list-item>
          <text:p text:style-name="P8">Tìm kiếm các cơ hội để giám tuyển, làm phong phú, nắm bắt và bảo tồn dữ liệu nghiên cứu sẽ giúp tạo ra dữ liệu tìm thấy được, truy cập được, tương hợp được và sử dụng lại được. Các điểm khởi đầu tốt là các bộ sưu tập của các <text:span text:style-name="T18">nhà nghiên cứu riêng lẻ, hoặc một bộ sưu tập dữ liệu của một nhóm nghiên cứu</text:span>; </text:p>
        </text:list-item>
        <text:list-item>
          <text:p text:style-name="P8">Đào tạo cho các <text:span text:style-name="T20">thủ thư làm việc theo chủ đề và dữ liệu về siêu dữ liệu, các từ vựng và công cụ chuyên ngành để làm cho dữ liệu thành FAIR; </text:span></text:p>
        </text:list-item>
        <text:list-item>
          <text:p text:style-name="P8">Khuyến khích các <text:span text:style-name="T18">nhà nghiên cứu ký gửi dữ liệu với các </text:span><text:span text:style-name="T21">kho lưu trữ áp dụng các nguyên tắc FAIR; </text:span></text:p>
        </text:list-item>
        <text:list-item>
          <text:p text:style-name="P8">Đánh giá các bộ sưu tập dữ liệu và các thực hành quản lý dữ liệu trong <text:span text:style-name="T16">cơ sở của bạn theo các nguyên tắc FAIR. </text:span></text:p>
        </text:list-item>
        <text:list-item>
          <text:p text:style-name="P17">Encourage researchers to deposit data with archives that embody the FAIR principles;</text:p>
        </text:list-item>
        <text:list-item>
          <text:p text:style-name="P17">Evaluate the data collections and data management practices at your institution against the FAIR principles.</text:p>
        </text:list-item>
      </text:list>
      <text:p text:style-name="P16">Further Information</text:p>
      <text:p text:style-name="P7">Thông tin thêm</text:p>
      <text:p text:style-name="P11">Nhóm Làm việc về Quản lý Dữ liệu Nghiên cứu của LIBER<text:note text:id="ftn0" text:note-class="footnote"><text:note-citation>1</text:note-citation><text:note-body><text:p text:style-name="P1"><text:a xlink:type="simple" xlink:href="http://libereurope.eu/strategy/research-infrastructures/rdm" text:style-name="Internet_20_link" text:visited-style-name="Visited_20_Internet_20_Link"><text:span text:style-name="T22">http://libereurope.eu/strategy/research-infrastructures/rdm</text:span></text:a><text:span text:style-name="T22"> </text:span></text:p></text:note-body></text:note> có thể cung cấp tư vấn và trợ giúp nhiều hơn nữa.</text:p>
      <text:p text:style-name="P11">Các tài liệu tham khảo <text:s/></text:p>
      <text:p text:style-name="P16"><text:soft-page-break/>LIBER’s Research Data Management Working Group1 can provide further advice and help.</text:p>
      <text:p text:style-name="P16">References</text:p>
      <text:p text:style-name="P16">•••••••</text:p>
      <text:list xml:id="list2995082147" text:style-name="L3">
        <text:list-item>
          <text:p text:style-name="P12">Images in the FAIR Data graphic are from Digitalbevaring.dk / Jørgen Stamp (CC BY 2.5 Denmark license).</text:p>
        </text:list-item>
        <text:list-item>
          <text:p text:style-name="P12">European Commission. Guidelines on FAIR Data Management in Horizon 2020, July 2016. Available from: http://ec.europa.eu/research/participants/data/ref/h2020/grants_manual/hi/oa_pilot/h2020-hi-oa-data-mgt_en.pdf</text:p>
        </text:list-item>
        <text:list-item>
          <text:p text:style-name="P12">Wilkinson, M. D. et al. (2016). The FAIR Guiding Principles for scientific data management and stewardship. Scientific Data, 3, 160018. doi:10.1038/sdata.2016.18</text:p>
        </text:list-item>
        <text:list-item>
          <text:p text:style-name="P12">Are the FAIR Data Principles fair? LIBER webinar, March 2017. Available from: http://libereurope.eu/blog/2017/03/24/webinar-video-fair-data-guidelines-really-fair</text:p>
        </text:list-item>
        <text:list-item>
          <text:p text:style-name="P12">A Data Citation Roadmap for Scholarly Data Repositories. LIBER webinar, May 2017 Available from: http://libereurope.eu/blog/2017/05/30/webinar-video-data-citation-roadmap-scholarly-data-repositories</text:p>
        </text:list-item>
        <text:list-item>
          <text:p text:style-name="P12">The Royal Society (2012). Science as an Open Enterprise. Available from: https://royalsociety.org/topics-policy/projects/science-public-enterprise/report</text:p>
        </text:list-item>
        <text:list-item>
          <text:p text:style-name="P12">Forthcoming: LIBER Data Management Plan Review Library, an annotated set of data management plans and review guidance</text:p>
        </text:list-item>
      </text:list>
      <text:p text:style-name="P18">1. http://libereurope.eu/strategy/research-infrastructures/rd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07:46:41.154680232</meta:creation-date>
    <dc:date>2023-04-15T08:26:46.851566014</dc:date>
    <meta:editing-duration>PT16M20S</meta:editing-duration>
    <meta:editing-cycles>4</meta:editing-cycles>
    <meta:generator>LibreOffice/7.3.7.2$Linux_X86_64 LibreOffice_project/30$Build-2</meta:generator>
    <meta:document-statistic meta:table-count="2" meta:image-count="0" meta:object-count="0" meta:page-count="5" meta:paragraph-count="59" meta:word-count="1256" meta:character-count="7210" meta:non-whitespace-character-count="6015"/>
  </office:meta>
</office:document-meta>
</file>